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84add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54b08" officeooo:paragraph-rsid="00184add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b74c" officeooo:paragraph-rsid="00184add"/>
    </style:style>
    <style:style style:name="P5" style:family="paragraph" style:parent-style-name="Standard" style:master-page-name="Standard">
      <style:paragraph-properties style:page-number="auto" fo:padding-left="0in" fo:padding-right="0in" fo:padding-top="0in" fo:padding-bottom="0.0291in" fo:border-left="none" fo:border-right="none" fo:border-top="none" fo:border-bottom="0.06pt solid #000000" style:join-border="false"/>
      <style:text-properties officeooo:rsid="001982ec" officeooo:paragraph-rsid="001982ec"/>
    </style:style>
    <style:style style:name="P6" style:family="paragraph" style:parent-style-name="Standard">
      <style:text-properties officeooo:rsid="00184add" officeooo:paragraph-rsid="00184add"/>
    </style:style>
    <style:style style:name="P7" style:family="paragraph" style:parent-style-name="Standard">
      <style:text-properties officeooo:rsid="001c2f45" officeooo:paragraph-rsid="001c2f45"/>
    </style:style>
    <style:style style:name="P8" style:family="paragraph" style:parent-style-name="Standard">
      <style:text-properties officeooo:rsid="001d9648" officeooo:paragraph-rsid="001d9648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84add" officeooo:paragraph-rsid="001982ec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bold" officeooo:paragraph-rsid="001c2f45" style:font-weight-asian="bold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84add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982ec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officeooo:rsid="0004d857"/>
    </style:style>
    <style:style style:name="T4" style:family="text">
      <style:text-properties officeooo:rsid="00184add"/>
    </style:style>
    <style:style style:name="T5" style:family="text">
      <style:text-properties officeooo:rsid="001c2f45"/>
    </style:style>
    <style:style style:name="T6" style:family="text">
      <style:text-properties officeooo:rsid="001d9648"/>
    </style:style>
    <style:style style:name="T7" style:family="text">
      <style:text-properties officeooo:rsid="001ef9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>[<text:span text:style-name="T3">Blaine Mason</text:span>] <text:s text:c="4"/></text:p>
      <text:p text:style-name="P2">COSC <text:span text:style-name="T3">320</text:span> --- [<text:span text:style-name="T3">001</text:span>]<text:tab/><text:tab/>[<text:span text:style-name="T3">Lab05</text:span>]<text:tab/><text:tab/>[<text:span text:style-name="T7">3 March 2020 </text:span>]</text:p>
      <text:p text:style-name="P2"/>
      <text:p text:style-name="P1"><text:span text:style-name="T1">Lab report</text:span>: <text:s/><text:span text:style-name="T7">While writing this lab, I did not run into too many issues expect some method privileges. <text:s/>For instance, findNode was a private method and I made it public so I can use the method within the main. <text:s/>Other than that the rest of it only took ~30 minutes, and the formatting took around ~25 minutes.</text:span></text:p>
      <text:p text:style-name="P6"><text:s/>===============================================================</text:p>
      <text:p text:style-name="P13"><text:span text:style-name="T2">Pre-lab</text:span>: <text:s/><text:span text:style-name="T6">I reviewed the slide that we were given in class and made sure I understood the implementations of the tree and int. <text:s/>Then I completed the int.h header, adding trivial operations to meet the standards of the comments.</text:span></text:p>
      <text:p text:style-name="P9"><text:line-break/></text:p>
      <text:p text:style-name="P10">Lab <text:span text:style-name="T5">5: Lab_05.cpp</text:span></text:p>
      <text:p text:style-name="P7">#include &lt;iostream&gt;</text:p>
      <text:p text:style-name="P7">#include &lt;stdio.h&gt; </text:p>
      <text:p text:style-name="P7">#include &lt;stdlib.h&gt; </text:p>
      <text:p text:style-name="P7">#include &lt;time.h&gt; </text:p>
      <text:p text:style-name="P7">#include &lt;utility&gt;</text:p>
      <text:p text:style-name="P7"/>
      <text:p text:style-name="P7">#include "int.h"</text:p>
      <text:p text:style-name="P7">#include "d_except.h"</text:p>
      <text:p text:style-name="P7">#include "d_stree.h"</text:p>
      <text:p text:style-name="P7"/>
      <text:p text:style-name="P7">/*</text:p>
      <text:p text:style-name="P7">* File Name: Lab_05.cpp</text:p>
      <text:p text:style-name="P7">* Author: Blaine Mason</text:p>
      <text:p text:style-name="P7">* Assignment: Lab-05</text:p>
      <text:p text:style-name="P7">*/</text:p>
      <text:p text:style-name="P7"/>
      <text:p text:style-name="P7">int main(){</text:p>
      <text:p text:style-name="P7"><text:s text:c="4"/>//Seed for the random value</text:p>
      <text:p text:style-name="P7"><text:s text:c="4"/>srand(time(0));</text:p>
      <text:p text:style-name="P7"/>
      <text:p text:style-name="P7"><text:s text:c="4"/>//Tree of integers</text:p>
      <text:p text:style-name="P7"><text:s text:c="4"/>stree&lt;integer&gt; int_Tree;</text:p>
      <text:p text:style-name="P7"/>
      <text:p text:style-name="P7"><text:s text:c="4"/>//Perform 10,000 iterations</text:p>
      <text:p text:style-name="P7"><text:s text:c="4"/>for(int i = 0; i &lt; 10000; i++){</text:p>
      <text:p text:style-name="P7"><text:s text:c="8"/></text:p>
      <text:p text:style-name="P7"><text:s text:c="8"/>//Create a random number from 0-6</text:p>
      <text:p text:style-name="P7"><text:s text:c="8"/>int rndNum = rand() % 7;</text:p>
      <text:p text:style-name="P7"/>
      <text:p text:style-name="P7"><text:s text:c="8"/>//Assign the node to point to the node of the random number(if found)</text:p>
      <text:p text:style-name="P7"><text:s text:c="8"/>stnode&lt;integer&gt; *searchN = int_Tree.findNode(rndNum);</text:p>
      <text:p text:style-name="P7"><text:soft-page-break/><text:s text:c="8"/>//If searchN is NULL, the random value DNE in the tree</text:p>
      <text:p text:style-name="P7"><text:s text:c="8"/>if(searchN == NULL){</text:p>
      <text:p text:style-name="P7"><text:s text:c="12"/>//So insert into the tree</text:p>
      <text:p text:style-name="P7"><text:s text:c="12"/>int_Tree.insert(rndNum);</text:p>
      <text:p text:style-name="P7"><text:s text:c="8"/>}else{</text:p>
      <text:p text:style-name="P7"><text:s text:c="12"/>//Increment the count since the element exists</text:p>
      <text:p text:style-name="P7"><text:s text:c="12"/>searchN-&gt;nodeValue.incCount();</text:p>
      <text:p text:style-name="P7"><text:s text:c="8"/>}</text:p>
      <text:p text:style-name="P7"><text:s text:c="4"/>}</text:p>
      <text:p text:style-name="P7"/>
      <text:p text:style-name="P7"><text:s text:c="4"/>stnode&lt;integer&gt; *temp;</text:p>
      <text:p text:style-name="P7"><text:s text:c="4"/>std::cout &lt;&lt; "Run: " &lt;&lt; std::endl;</text:p>
      <text:p text:style-name="P7"/>
      <text:p text:style-name="P7"><text:s text:c="4"/>//Output the values in the tree</text:p>
      <text:p text:style-name="P7"><text:s text:c="4"/>std::cout &lt;&lt; "Values in the tree: " &lt;&lt; std::endl;</text:p>
      <text:p text:style-name="P7"><text:s text:c="4"/>for(int i = 0; i &lt; 7; i++){</text:p>
      <text:p text:style-name="P7"><text:s text:c="8"/>temp = int_Tree.findNode(i);</text:p>
      <text:p text:style-name="P7"><text:s text:c="8"/>std::cout &lt;&lt; temp-&gt;nodeValue &lt;&lt; std::endl;</text:p>
      <text:p text:style-name="P7"><text:s text:c="4"/>}</text:p>
      <text:p text:style-name="P7"><text:s text:c="4"/>std::cout &lt;&lt; std::endl;</text:p>
      <text:p text:style-name="P7"/>
      <text:p text:style-name="P7"><text:s text:c="4"/>//Output the tree itself</text:p>
      <text:p text:style-name="P7"><text:s text:c="4"/>std::cout &lt;&lt; "The Tree:" &lt;&lt; std::endl;</text:p>
      <text:p text:style-name="P7"><text:s text:c="4"/>int_Tree.displayTree(5);</text:p>
      <text:p text:style-name="P7">}</text:p>
      <text:p text:style-name="P2">….</text:p>
      <text:p text:style-name="P10">Lab <text:span text:style-name="T5">5: int.h</text:span></text:p>
      <text:p text:style-name="P7">#ifndef Integer_H</text:p>
      <text:p text:style-name="P7">#define Integer_H</text:p>
      <text:p text:style-name="P7"/>
      <text:p text:style-name="P7">class integer</text:p>
      <text:p text:style-name="P7">{</text:p>
      <text:p text:style-name="P7"><text:tab/>public:</text:p>
      <text:p text:style-name="P7"><text:tab/><text:tab/>// constructor. initialize intValue and set count = 1</text:p>
      <text:p text:style-name="P7"><text:tab/><text:tab/>integer(int n){</text:p>
      <text:p text:style-name="P7"><text:tab/><text:tab/><text:tab/>intValue = n;</text:p>
      <text:p text:style-name="P7"><text:tab/><text:tab/><text:tab/>count = 1;</text:p>
      <text:p text:style-name="P7"><text:tab/><text:tab/>}</text:p>
      <text:p text:style-name="P7"/>
      <text:p text:style-name="P7"><text:tab/><text:tab/>// return intValue</text:p>
      <text:p text:style-name="P7"><text:tab/><text:tab/>int getInt(){</text:p>
      <text:p text:style-name="P7"><text:tab/><text:tab/><text:tab/>return intValue;</text:p>
      <text:p text:style-name="P7"><text:tab/><text:tab/>}</text:p>
      <text:p text:style-name="P7"><text:tab/><text:tab/></text:p>
      <text:p text:style-name="P7"/>
      <text:p text:style-name="P7"><text:tab/><text:tab/>// return count</text:p>
      <text:p text:style-name="P7"><text:soft-page-break/><text:tab/><text:tab/>int getCount(){</text:p>
      <text:p text:style-name="P7"><text:tab/><text:tab/><text:tab/>return count;</text:p>
      <text:p text:style-name="P7"><text:tab/><text:tab/>}</text:p>
      <text:p text:style-name="P7"><text:tab/><text:tab/></text:p>
      <text:p text:style-name="P7"/>
      <text:p text:style-name="P7"><text:tab/><text:tab/>// increment count</text:p>
      <text:p text:style-name="P7"><text:tab/><text:tab/>void incCount(){</text:p>
      <text:p text:style-name="P7"><text:tab/><text:tab/><text:tab/>count++;</text:p>
      <text:p text:style-name="P7"><text:tab/><text:tab/>}</text:p>
      <text:p text:style-name="P7"><text:tab/><text:tab/></text:p>
      <text:p text:style-name="P7"/>
      <text:p text:style-name="P7"><text:tab/><text:tab/>// compare integer objects by intValue</text:p>
      <text:p text:style-name="P7"><text:tab/><text:tab/>friend bool operator&lt; (const integer&amp; lhs, const integer&amp; rhs){</text:p>
      <text:p text:style-name="P7"><text:tab/><text:tab/><text:tab/>return lhs.intValue &lt; rhs.intValue;</text:p>
      <text:p text:style-name="P7"><text:tab/><text:tab/>}</text:p>
      <text:p text:style-name="P7"/>
      <text:p text:style-name="P7"><text:tab/><text:tab/>friend bool operator== (const integer&amp; lhs, const integer&amp; rhs){</text:p>
      <text:p text:style-name="P7"><text:tab/><text:tab/><text:tab/>return lhs.intValue == rhs.intValue;</text:p>
      <text:p text:style-name="P7"><text:tab/><text:tab/>}</text:p>
      <text:p text:style-name="P7"><text:tab/><text:tab/></text:p>
      <text:p text:style-name="P7"><text:tab/><text:tab/>// output object in format intValue (count)</text:p>
      <text:p text:style-name="P7"><text:tab/><text:tab/>friend std::ostream&amp; operator&lt;&lt; (std::ostream&amp; ostr, const integer&amp; obj){</text:p>
      <text:p text:style-name="P7"><text:tab/><text:tab/><text:tab/>ostr &lt;&lt; obj.intValue &lt;&lt; " (" &lt;&lt; obj.count &lt;&lt; ")";</text:p>
      <text:p text:style-name="P7"><text:tab/><text:tab/><text:tab/>return ostr;</text:p>
      <text:p text:style-name="P7"><text:tab/><text:tab/>}</text:p>
      <text:p text:style-name="P7"><text:tab/><text:tab/></text:p>
      <text:p text:style-name="P7"><text:tab/>private:</text:p>
      <text:p text:style-name="P7"><text:tab/><text:tab/>// the integer and its count</text:p>
      <text:p text:style-name="P7"><text:tab/><text:tab/>int intValue;</text:p>
      <text:p text:style-name="P7"><text:tab/><text:tab/>int count;</text:p>
      <text:p text:style-name="P7">};</text:p>
      <text:p text:style-name="P7"/>
      <text:p text:style-name="P7"/>
      <text:p text:style-name="P7">#endif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Output:</text:p>
      <text:p text:style-name="P3">Lab_0<text:span text:style-name="T5">5</text:span>.cpp:</text:p>
      <text:p text:style-name="P8">Run: </text:p>
      <text:p text:style-name="P8">Values in the tree: </text:p>
      <text:p text:style-name="P8">0 (1457)</text:p>
      <text:p text:style-name="P8">1 (1459)</text:p>
      <text:p text:style-name="P8">2 (1373)</text:p>
      <text:p text:style-name="P8">3 (1411)</text:p>
      <text:p text:style-name="P8">4 (1535)</text:p>
      <text:p text:style-name="P8">5 (1318)</text:p>
      <text:p text:style-name="P8">6 (1447)</text:p>
      <text:p text:style-name="P8"/>
      <text:p text:style-name="P8">The Tree:</text:p>
      <text:p text:style-name="P8"><text:s text:c="15"/>3 (1411)</text:p>
      <text:p text:style-name="P8"><text:s text:c="5"/>1 (1459) <text:s text:c="9"/>4 (1535)</text:p>
      <text:p text:style-name="P8">0 (1457) <text:s text:c="4"/>2 (1373) <text:s text:c="14"/>6 (1447)</text:p>
      <text:p text:style-name="P8"><text:s text:c="25"/>5 (1318)</text:p>
      <text:p text:style-name="P12"><text:span text:style-name="T4">……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Student Name]     </dc:title>
    <meta:initial-creator>Information Technology</meta:initial-creator>
    <meta:creation-date>2006-09-26T14:08:00</meta:creation-date>
    <dc:date>2020-03-03T09:41:20.898589626</dc:date>
    <meta:editing-cycles>13</meta:editing-cycles>
    <meta:editing-duration>PT52M2S</meta:editing-duration>
    <meta:print-date>2020-02-11T09:22:54.020239066</meta:print-date>
    <meta:generator>LibreOffice/5.3.6.1$Linux_X86_64 LibreOffice_project/30$Build-1</meta:generator>
    <meta:document-statistic meta:table-count="0" meta:image-count="0" meta:object-count="0" meta:page-count="4" meta:paragraph-count="118" meta:word-count="445" meta:character-count="3094" meta:non-whitespace-character-count="2379"/>
  </office:meta>
</office:document-meta>
</file>